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T1_41" style:family="text"/>
    <style:style style:name="T1_42" style:family="text"/>
    <style:style style:name="T1_43" style:family="text"/>
    <style:style style:name="T1_44" style:family="text"/>
    <style:style style:name="T1_45" style:family="text"/>
    <style:style style:name="T1_46" style:family="text"/>
    <style:style style:name="T1_47" style:family="text"/>
    <style:style style:name="T1_48" style:family="text"/>
    <style:style style:name="T1_49" style:family="text"/>
    <style:style style:name="T1_50" style:family="text"/>
    <style:style style:name="T1_51" style:family="text"/>
    <style:style style:name="T1_52" style:family="text"/>
    <style:style style:name="T1_53" style:family="text"/>
    <style:style style:name="T1_54" style:family="text"/>
    <style:style style:name="T1_55" style:family="text"/>
    <style:style style:name="T1_56" style:family="text"/>
    <style:style style:name="T1_57" style:family="text"/>
    <style:style style:name="T1_58" style:family="text"/>
    <style:style style:name="T1_59" style:family="text"/>
    <style:style style:name="T1_60" style:family="text"/>
    <style:style style:name="T1_61" style:family="text"/>
    <style:style style:name="T1_62" style:family="text"/>
    <style:style style:name="T1_63" style:family="text"/>
    <style:style style:name="T1_64" style:family="text"/>
    <style:style style:name="T1_65" style:family="text"/>
    <style:style style:name="T1_66" style:family="text"/>
    <style:style style:name="T1_67" style:family="text"/>
    <style:style style:name="T1_68" style:family="text"/>
    <style:style style:name="T1_69" style:family="text"/>
    <style:style style:name="T1_70" style:family="text"/>
    <style:style style:name="T1_71" style:family="text"/>
    <style:style style:name="T1_72" style:family="text"/>
    <style:style style:name="T1_73" style:family="text"/>
    <style:style style:name="T1_74" style:family="text"/>
    <style:style style:name="T1_75" style:family="text"/>
    <style:style style:name="T1_76" style:family="text"/>
    <style:style style:name="T1_77" style:family="text"/>
    <style:style style:name="T1_78" style:family="text"/>
    <style:style style:name="T1_79" style:family="text"/>
    <style:style style:name="T1_80" style:family="text"/>
    <style:style style:name="T1_81" style:family="text"/>
    <style:style style:name="T1_82" style:family="text"/>
    <style:style style:name="T1_83" style:family="text"/>
    <style:style style:name="T1_84" style:family="text"/>
    <style:style style:name="T1_85" style:family="text"/>
    <style:style style:name="T1_86" style:family="text"/>
    <style:style style:name="T1_87" style:family="text"/>
    <style:style style:name="T1_88" style:family="text"/>
    <style:style style:name="T1_89" style:family="text"/>
    <style:style style:name="T1_90" style:family="text"/>
    <style:style style:name="T1_91" style:family="text"/>
    <style:style style:name="T1_92" style:family="text"/>
    <style:style style:name="T1_93" style:family="text"/>
    <style:style style:name="T1_94" style:family="text"/>
    <style:style style:name="T1_95" style:family="text"/>
    <style:style style:name="T1_96" style:family="text"/>
    <style:style style:name="T1_97" style:family="text"/>
    <style:style style:name="T1_98" style:family="text"/>
    <style:style style:name="T1_99" style:family="text"/>
    <style:style style:name="T1_100" style:family="text"/>
    <style:style style:name="T1_101" style:family="text"/>
    <style:style style:name="T1_102" style:family="text"/>
    <style:style style:name="T1_103" style:family="text"/>
    <style:style style:name="T1_104" style:family="text"/>
    <style:style style:name="T1_105" style:family="text"/>
    <style:style style:name="T1_106" style:family="text"/>
    <style:style style:name="T1_107" style:family="text"/>
    <style:style style:name="T1_108" style:family="text"/>
    <style:style style:name="T1_109" style:family="text"/>
    <style:style style:name="T1_110" style:family="text"/>
    <style:style style:name="T1_111" style:family="text"/>
    <style:style style:name="T1_112" style:family="text"/>
    <style:style style:name="T1_113" style:family="text"/>
    <style:style style:name="T1_114" style:family="text"/>
    <style:style style:name="T1_115" style:family="text"/>
    <style:style style:name="T1_116" style:family="text"/>
    <style:style style:name="T1_117" style:family="text"/>
    <style:style style:name="T1_118" style:family="text"/>
    <style:style style:name="T1_119" style:family="text"/>
    <style:style style:name="T1_120" style:family="text"/>
    <style:style style:name="T1_121" style:family="text"/>
    <style:style style:name="T1_122" style:family="text"/>
    <style:style style:name="T1_123" style:family="text"/>
    <style:style style:name="T1_124" style:family="text"/>
    <style:style style:name="T1_125" style:family="text"/>
    <style:style style:name="T1_126" style:family="text"/>
    <style:style style:name="T1_127" style:family="text"/>
    <style:style style:name="T1_128" style:family="text"/>
    <style:style style:name="T1_129" style:family="text"/>
    <style:style style:name="T1_130" style:family="text"/>
    <style:style style:name="T1_131" style:family="text"/>
    <style:style style:name="T1_132" style:family="text"/>
    <style:style style:name="T1_133" style:family="text"/>
    <style:style style:name="T1_134" style:family="text"/>
    <style:style style:name="T1_135" style:family="text"/>
    <style:style style:name="T1_136" style:family="text"/>
    <style:style style:name="T1_137" style:family="text"/>
    <style:style style:name="T1_138" style:family="text"/>
    <style:style style:name="T1_139" style:family="text"/>
    <style:style style:name="T1_140" style:family="text"/>
    <style:style style:name="T1_141" style:family="text"/>
    <style:style style:name="T1_142" style:family="text"/>
    <style:style style:name="T1_143" style:family="text"/>
    <style:style style:name="T1_144" style:family="text"/>
    <style:style style:name="T1_145" style:family="text"/>
    <style:style style:name="T1_146" style:family="text"/>
    <style:style style:name="T1_147" style:family="text"/>
    <style:style style:name="T1_148" style:family="text"/>
    <style:style style:name="T1_149" style:family="text"/>
    <style:style style:name="T1_150" style:family="text"/>
    <style:style style:name="T1_151" style:family="text"/>
    <style:style style:name="T1_152" style:family="text"/>
    <style:style style:name="T1_153" style:family="text"/>
    <style:style style:name="T1_154" style:family="text"/>
    <style:style style:name="T1_155" style:family="text"/>
    <style:style style:name="T1_156" style:family="text"/>
    <style:style style:name="T1_157" style:family="text"/>
    <style:style style:name="T1_158" style:family="text"/>
    <style:style style:name="T1_159" style:family="text"/>
    <style:style style:name="T1_160" style:family="text"/>
    <style:style style:name="T1_161" style:family="text"/>
    <style:style style:name="T1_162" style:family="text"/>
    <style:style style:name="T1_163" style:family="text"/>
    <style:style style:name="T1_164" style:family="text"/>
    <style:style style:name="T1_165" style:family="text"/>
    <style:style style:name="T1_166" style:family="text"/>
    <style:style style:name="T1_167" style:family="text"/>
    <style:style style:name="T1_168" style:family="text"/>
    <style:style style:name="T1_169" style:family="text"/>
    <style:style style:name="T1_170" style:family="text"/>
    <style:style style:name="T1_171" style:family="text"/>
    <style:style style:name="T1_172" style:family="text"/>
    <style:style style:name="T1_173" style:family="text"/>
    <style:style style:name="T1_174" style:family="text"/>
    <style:style style:name="T1_175" style:family="text"/>
    <style:style style:name="T1_176" style:family="text"/>
    <style:style style:name="T1_177" style:family="text"/>
    <style:style style:name="T1_178" style:family="text"/>
    <style:style style:name="T1_179" style:family="text"/>
    <style:style style:name="T1_180" style:family="text"/>
    <style:style style:name="T1_181" style:family="text"/>
    <style:style style:name="T1_182" style:family="text"/>
    <style:style style:name="T1_183" style:family="text"/>
    <style:style style:name="T1_184" style:family="text"/>
    <style:style style:name="T1_185" style:family="text"/>
    <style:style style:name="T1_186" style:family="text"/>
    <style:style style:name="T1_187" style:family="text"/>
    <style:style style:name="T1_188" style:family="text"/>
    <style:style style:name="T1_189" style:family="text"/>
    <style:style style:name="T1_190" style:family="text"/>
    <style:style style:name="T1_191" style:family="text"/>
    <style:style style:name="T1_192" style:family="text"/>
    <style:style style:name="T1_193" style:family="text"/>
    <style:style style:name="T1_194" style:family="text"/>
    <style:style style:name="T1_195" style:family="text"/>
    <style:style style:name="T1_196" style:family="text"/>
    <style:style style:name="T1_197" style:family="text"/>
    <style:style style:name="T1_198" style:family="text"/>
    <style:style style:name="T1_199" style:family="text"/>
    <style:style style:name="T1_200" style:family="text"/>
    <style:style style:name="T1_201" style:family="text"/>
    <style:style style:name="T1_202" style:family="text"/>
    <style:style style:name="T1_203" style:family="text"/>
    <style:style style:name="T1_204" style:family="text"/>
    <style:style style:name="T1_205" style:family="text"/>
    <style:style style:name="T1_206" style:family="text"/>
    <style:style style:name="T1_207" style:family="text"/>
    <style:style style:name="T1_208" style:family="text"/>
    <style:style style:name="T1_209" style:family="text"/>
    <style:style style:name="T1_210" style:family="text"/>
    <style:style style:name="T1_211" style:family="text"/>
    <style:style style:name="T1_212" style:family="text"/>
    <style:style style:name="T1_213" style:family="text"/>
    <style:style style:name="T1_214" style:family="text"/>
    <style:style style:name="T1_215" style:family="text"/>
    <style:style style:name="T1_216" style:family="text"/>
    <style:style style:name="T1_217" style:family="text"/>
    <style:style style:name="T1_218" style:family="text"/>
    <style:style style:name="T1_219" style:family="text"/>
    <style:style style:name="T1_220" style:family="text"/>
    <style:style style:name="T1_221" style:family="text"/>
    <style:style style:name="T1_222" style:family="text"/>
  </office:automatic-styles>
  <office:body>
    <office:text>
      <text:p text:style-name="P1"><text:span text:style-name="T1_1">The</text:span><text:span text:style-name="T1_2"><text:s/></text:span><text:span text:style-name="T1_3">character</text:span><text:span text:style-name="T1_4"><text:s/></text:span><text:span text:style-name="T1_5">I</text:span><text:span text:style-name="T1_6"><text:s/></text:span><text:span text:style-name="T1_7">created</text:span><text:span text:style-name="T1_8"><text:s/></text:span><text:span text:style-name="T1_9">came</text:span><text:span text:style-name="T1_10"><text:s/></text:span><text:span text:style-name="T1_11">about</text:span><text:span text:style-name="T1_12"><text:s/></text:span><text:span text:style-name="T1_13">from</text:span><text:span text:style-name="T1_14"><text:s/></text:span><text:span text:style-name="T1_15">listening</text:span><text:span text:style-name="T1_16"><text:s/></text:span><text:span text:style-name="T1_17">to</text:span><text:span text:style-name="T1_18"><text:s/></text:span><text:span text:style-name="T1_19">the</text:span><text:span text:style-name="T1_20"><text:s/></text:span><text:span text:style-name="T1_21">lyrics</text:span><text:span text:style-name="T1_22"><text:s/></text:span><text:span text:style-name="T1_23">to</text:span><text:span text:style-name="T1_24"><text:s/></text:span><text:span text:style-name="T1_25">The</text:span><text:span text:style-name="T1_26"><text:s/></text:span><text:span text:style-name="T1_27">Cure</text:span><text:span text:style-name="T1_28">’</text:span><text:span text:style-name="T1_29">s</text:span><text:span text:style-name="T1_30"><text:s/></text:span><text:span text:style-name="T1_31">song</text:span><text:span text:style-name="T1_32"><text:s/>“</text:span><text:span text:style-name="T1_33">Mr</text:span><text:span text:style-name="T1_34">.<text:s/></text:span><text:span text:style-name="T1_35">Pink</text:span><text:span text:style-name="T1_36"><text:s/></text:span><text:span text:style-name="T1_37">Eyes</text:span><text:span text:style-name="T1_38">”.<text:s text:c="2"/></text:span><text:span text:style-name="T1_39">I</text:span><text:span text:style-name="T1_40"><text:s/></text:span><text:span text:style-name="T1_41">imagined</text:span><text:span text:style-name="T1_42"><text:s/></text:span><text:span text:style-name="T1_43">a</text:span><text:span text:style-name="T1_44"><text:s/></text:span><text:span text:style-name="T1_45">Robert</text:span><text:span text:style-name="T1_46"><text:s/></text:span><text:span text:style-name="T1_47">Smith</text:span><text:span text:style-name="T1_48">-</text:span><text:span text:style-name="T1_49">esque</text:span><text:span text:style-name="T1_50"><text:s/></text:span><text:span text:style-name="T1_51">character</text:span><text:span text:style-name="T1_52"><text:s/></text:span><text:span text:style-name="T1_53">working</text:span><text:span text:style-name="T1_54"><text:s/></text:span><text:span text:style-name="T1_55">in</text:span><text:span text:style-name="T1_56"><text:s/></text:span><text:span text:style-name="T1_57">a</text:span><text:span text:style-name="T1_58"><text:s/></text:span><text:span text:style-name="T1_59">factory</text:span><text:span text:style-name="T1_60"><text:s/></text:span><text:span text:style-name="T1_61">setting</text:span><text:span text:style-name="T1_62"><text:s/></text:span><text:span text:style-name="T1_63">similar</text:span><text:span text:style-name="T1_64"><text:s/></text:span><text:span text:style-name="T1_65">to</text:span><text:span text:style-name="T1_66"><text:s/></text:span><text:span text:style-name="T1_67">the</text:span><text:span text:style-name="T1_68"><text:s/></text:span><text:span text:style-name="T1_69">film</text:span><text:span text:style-name="T1_70"><text:s/>“</text:span><text:span text:style-name="T1_71">Eraserhead</text:span><text:span text:style-name="T1_72">”.<text:s text:c="2"/></text:span><text:span text:style-name="T1_73">The</text:span><text:span text:style-name="T1_74"><text:s/></text:span><text:span text:style-name="T1_75">actual</text:span><text:span text:style-name="T1_76"><text:s/></text:span><text:span text:style-name="T1_77">body</text:span><text:span text:style-name="T1_78"><text:s/></text:span><text:span text:style-name="T1_79">and</text:span><text:span text:style-name="T1_80"><text:s/></text:span><text:span text:style-name="T1_81">face</text:span><text:span text:style-name="T1_82"><text:s/></text:span><text:span text:style-name="T1_83">of</text:span><text:span text:style-name="T1_84"><text:s/></text:span><text:span text:style-name="T1_85">the</text:span><text:span text:style-name="T1_86"><text:s/></text:span><text:span text:style-name="T1_87">character</text:span><text:span text:style-name="T1_88"><text:s/></text:span><text:span text:style-name="T1_89">are</text:span><text:span text:style-name="T1_90"><text:s/></text:span><text:span text:style-name="T1_91">an</text:span><text:span text:style-name="T1_92"><text:s/></text:span><text:span text:style-name="T1_93">amalgam</text:span><text:span text:style-name="T1_94"><text:s/></text:span><text:span text:style-name="T1_95">of</text:span><text:span text:style-name="T1_96"><text:s/></text:span><text:span text:style-name="T1_97">Robert</text:span><text:span text:style-name="T1_98"><text:s/></text:span><text:span text:style-name="T1_99">Smith</text:span><text:span text:style-name="T1_100"><text:s/></text:span><text:span text:style-name="T1_101">and</text:span><text:span text:style-name="T1_102"><text:s/></text:span><text:span text:style-name="T1_103">the</text:span><text:span text:style-name="T1_104"><text:s/></text:span><text:span text:style-name="T1_105">main</text:span><text:span text:style-name="T1_106"><text:s/></text:span><text:span text:style-name="T1_107">character</text:span><text:span text:style-name="T1_108"><text:s/></text:span><text:span text:style-name="T1_109">Henry</text:span><text:span text:style-name="T1_110"><text:s/></text:span><text:span text:style-name="T1_111">Spencer</text:span><text:span text:style-name="T1_112"><text:s/></text:span><text:span text:style-name="T1_113">in</text:span><text:span text:style-name="T1_114"><text:s/>“</text:span><text:span text:style-name="T1_115">Erasherhead</text:span><text:span text:style-name="T1_116">”.<text:s text:c="2"/></text:span><text:span text:style-name="T1_117">I</text:span><text:span text:style-name="T1_118"><text:s/></text:span><text:span text:style-name="T1_119">mostly</text:span><text:span text:style-name="T1_120"><text:s/></text:span><text:span text:style-name="T1_121">based</text:span><text:span text:style-name="T1_122"><text:s/></text:span><text:span text:style-name="T1_123">the</text:span><text:span text:style-name="T1_124"><text:s/></text:span><text:span text:style-name="T1_125">clothing</text:span><text:span text:style-name="T1_126"><text:s/></text:span><text:span text:style-name="T1_127">on</text:span><text:span text:style-name="T1_128"><text:s/></text:span><text:span text:style-name="T1_129">the</text:span><text:span text:style-name="T1_130"><text:s/></text:span><text:span text:style-name="T1_131">character</text:span><text:span text:style-name="T1_132"><text:s/></text:span><text:span text:style-name="T1_133">Henry</text:span><text:span text:style-name="T1_134"><text:s/></text:span><text:span text:style-name="T1_135">Spencer</text:span><text:span text:style-name="T1_136"><text:s/></text:span><text:span text:style-name="T1_137">in</text:span><text:span text:style-name="T1_138"><text:s/>“</text:span><text:span text:style-name="T1_139">Eraserhead</text:span><text:span text:style-name="T1_140">”.<text:s/></text:span><text:span text:style-name="T1_141">I</text:span><text:span text:style-name="T1_142"><text:s/></text:span><text:span text:style-name="T1_143">picked</text:span><text:span text:style-name="T1_144"><text:s/></text:span><text:span text:style-name="T1_145">a</text:span><text:span text:style-name="T1_146"><text:s/></text:span><text:span text:style-name="T1_147">more</text:span><text:span text:style-name="T1_148"><text:s/></text:span><text:span text:style-name="T1_149">stylized</text:span><text:span text:style-name="T1_150"><text:s/></text:span><text:span text:style-name="T1_151">cartoon</text:span><text:span text:style-name="T1_152"><text:s/></text:span><text:span text:style-name="T1_153">feel</text:span><text:span text:style-name="T1_154"><text:s/></text:span><text:span text:style-name="T1_155">for</text:span><text:span text:style-name="T1_156"><text:s/></text:span><text:span text:style-name="T1_157">the</text:span><text:span text:style-name="T1_158"><text:s/></text:span><text:span text:style-name="T1_159">character</text:span><text:span text:style-name="T1_160"><text:s/></text:span><text:span text:style-name="T1_161">so</text:span><text:span text:style-name="T1_162"><text:s/></text:span><text:span text:style-name="T1_163">I</text:span><text:span text:style-name="T1_164"><text:s/></text:span><text:span text:style-name="T1_165">could</text:span><text:span text:style-name="T1_166"><text:s/></text:span><text:span text:style-name="T1_167">play</text:span><text:span text:style-name="T1_168"><text:s/></text:span><text:span text:style-name="T1_169">up</text:span><text:span text:style-name="T1_170"><text:s/></text:span><text:span text:style-name="T1_171">the</text:span><text:span text:style-name="T1_172"><text:s/></text:span><text:span text:style-name="T1_173">whimsical</text:span><text:span text:style-name="T1_174"><text:s/></text:span><text:span text:style-name="T1_175">spirals</text:span><text:span text:style-name="T1_176"><text:s/></text:span><text:span text:style-name="T1_177">of</text:span><text:span text:style-name="T1_178"><text:s/></text:span><text:span text:style-name="T1_179">the</text:span><text:span text:style-name="T1_180"><text:s/></text:span><text:span text:style-name="T1_181">hair</text:span><text:span text:style-name="T1_182"><text:s/></text:span><text:span text:style-name="T1_183">juxtaposed</text:span><text:span text:style-name="T1_184"><text:s/></text:span><text:span text:style-name="T1_185">with</text:span><text:span text:style-name="T1_186"><text:s/></text:span><text:span text:style-name="T1_187">the</text:span><text:span text:style-name="T1_188"><text:s/></text:span><text:span text:style-name="T1_189">more</text:span><text:span text:style-name="T1_190"><text:s/></text:span><text:span text:style-name="T1_191">old</text:span><text:span text:style-name="T1_192">-</text:span><text:span text:style-name="T1_193">fashioned</text:span><text:span text:style-name="T1_194"><text:s/></text:span><text:span text:style-name="T1_195">blue</text:span><text:span text:style-name="T1_196">-</text:span><text:span text:style-name="T1_197">color</text:span><text:span text:style-name="T1_198"><text:s/></text:span><text:span text:style-name="T1_199">clothes</text:span><text:span text:style-name="T1_200"><text:s/></text:span><text:span text:style-name="T1_201">a</text:span><text:span text:style-name="T1_202"><text:s/></text:span><text:span text:style-name="T1_203">factory</text:span><text:span text:style-name="T1_204"><text:s/></text:span><text:span text:style-name="T1_205">worker</text:span><text:span text:style-name="T1_206"><text:s/></text:span><text:span text:style-name="T1_207">might</text:span><text:span text:style-name="T1_208"><text:s/></text:span><text:span text:style-name="T1_209">have</text:span><text:span text:style-name="T1_210"><text:s/></text:span><text:span text:style-name="T1_211">worn</text:span><text:span text:style-name="T1_212"><text:s/></text:span><text:span text:style-name="T1_213">in</text:span><text:span text:style-name="T1_214"><text:s/></text:span><text:span text:style-name="T1_215">the</text:span><text:span text:style-name="T1_216"><text:s/></text:span><text:span text:style-name="T1_217">early</text:span><text:span text:style-name="T1_218"><text:s/>20</text:span><text:span text:style-name="T1_219">th</text:span><text:span text:style-name="T1_220"><text:s/></text:span><text:span text:style-name="T1_221">century</text:span><text:span text:style-name="T1_22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